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0pt" fo:language="es" fo:country="ES" fo:font-weight="normal" officeooo:rsid="003106c8" officeooo:paragraph-rsid="003106c8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officeooo:paragraph-rsid="000f5761" style:font-size-asian="12pt" style:font-size-complex="12pt"/>
    </style:style>
    <style:style style:name="P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officeooo:paragraph-rsid="00323d73" style:font-size-asian="12pt" style:font-size-complex="12pt"/>
    </style:style>
    <style:style style:name="P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officeooo:paragraph-rsid="003431ff" style:font-size-asian="12pt" style:font-size-complex="12pt"/>
    </style:style>
    <style:style style:name="P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fo:font-weight="normal" officeooo:paragraph-rsid="00323d73" style:font-size-asian="12pt" style:font-size-complex="12pt"/>
    </style:style>
    <style:style style:name="P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0f5761" style:font-size-asian="10pt" style:font-size-complex="10pt"/>
    </style:style>
    <style:style style:name="P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162030" style:font-size-asian="10pt" style:font-size-complex="10pt"/>
    </style:style>
    <style:style style:name="P8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19081" style:font-size-asian="10pt" style:font-size-complex="10pt"/>
    </style:style>
    <style:style style:name="P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23d73" style:font-size-asian="10pt" style:font-size-complex="10pt"/>
    </style:style>
    <style:style style:name="P1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83d78" style:font-size-asian="10pt" style:font-size-complex="10pt"/>
    </style:style>
    <style:style style:name="P11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431ff" style:font-size-asian="10pt" style:font-size-complex="10pt"/>
    </style:style>
    <style:style style:name="P1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fo:font-weight="normal" officeooo:rsid="000f5761" officeooo:paragraph-rsid="0031908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fo:font-weight="normal" officeooo:rsid="000f5761" officeooo:paragraph-rsid="003894f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fo:font-weight="normal" officeooo:rsid="000f5761" officeooo:paragraph-rsid="003b10e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1pt" fo:language="es" fo:country="ES" fo:font-weight="normal" officeooo:rsid="000f5761" officeooo:paragraph-rsid="000f5761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1pt" fo:language="es" fo:country="ES" fo:font-weight="normal" officeooo:rsid="000f5761" officeooo:paragraph-rsid="003431ff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language="es" fo:country="ES" officeooo:paragraph-rsid="00323d73"/>
    </style:style>
    <style:style style:name="P18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language="es" fo:country="ES" officeooo:paragraph-rsid="000f5761"/>
    </style:style>
    <style:style style:name="P1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language="es" fo:country="ES" officeooo:paragraph-rsid="003431ff"/>
    </style:style>
    <style:style style:name="P2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2pt" fo:language="es" fo:country="ES" fo:font-weight="normal" officeooo:paragraph-rsid="003431ff" style:font-size-asian="12pt" style:font-size-complex="12pt"/>
    </style:style>
    <style:style style:name="P21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ff0000" loext:opacity="100%" style:font-name="Libre Franklin SemiBold" fo:font-size="12pt" fo:language="es" fo:country="ES" fo:font-weight="normal" officeooo:paragraph-rsid="003106c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0000" loext:opacity="100%" style:font-name="Libre Franklin Medium" fo:font-size="10pt" fo:language="es" fo:country="ES" fo:font-weight="normal" officeooo:rsid="000f5761" officeooo:paragraph-rsid="00323d7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0000" loext:opacity="100%" style:font-name="Libre Franklin Medium" fo:font-size="10pt" fo:language="es" fo:country="ES" fo:font-weight="normal" officeooo:rsid="000f5761" officeooo:paragraph-rsid="003431f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6666ff" loext:opacity="100%" style:font-name="Libre Franklin SemiBold" fo:font-size="10pt" fo:language="es" fo:country="ES" fo:font-weight="normal" officeooo:rsid="000f5761" officeooo:paragraph-rsid="000f576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paragraph-rsid="0016203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paragraph-rsid="003106c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0f5761" officeooo:paragraph-rsid="003106c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0f5761" officeooo:paragraph-rsid="00323d7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0f5761" officeooo:paragraph-rsid="003431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19d303" officeooo:paragraph-rsid="002cf85d" style:font-size-asian="12pt" style:font-weight-asian="normal" style:font-size-complex="12pt" style:font-weight-complex="normal"/>
    </style:style>
    <style:style style:name="T1" style:family="text">
      <style:text-properties fo:color="#ff3333" loext:opacity="100%"/>
    </style:style>
    <style:style style:name="T2" style:family="text">
      <style:text-properties fo:color="#ff3333" loext:opacity="100%" officeooo:rsid="00319081"/>
    </style:style>
    <style:style style:name="T3" style:family="text">
      <style:text-properties fo:color="#ff3333" loext:opacity="100%" style:font-name="Libre Franklin SemiBold" fo:font-size="11pt" fo:font-weight="normal" officeooo:rsid="000f5761" style:font-size-asian="11pt" style:font-weight-asian="normal" style:font-size-complex="11pt" style:font-weight-complex="normal"/>
    </style:style>
    <style:style style:name="T4" style:family="text">
      <style:text-properties fo:color="#ff3333" loext:opacity="100%" style:font-name="Libre Franklin SemiBold" fo:font-size="11pt" fo:font-weight="normal" officeooo:rsid="00319081" style:font-size-asian="11pt" style:font-weight-asian="normal" style:font-size-complex="11pt" style:font-weight-complex="normal"/>
    </style:style>
    <style:style style:name="T5" style:family="text">
      <style:text-properties fo:color="#ff3333" loext:opacity="100%" style:font-name="Libre Franklin SemiBold" fo:font-size="11pt" fo:font-weight="normal" officeooo:rsid="00162030" style:font-size-asian="11pt" style:font-weight-asian="normal" style:font-size-complex="11pt" style:font-weight-complex="normal"/>
    </style:style>
    <style:style style:name="T6" style:family="text">
      <style:text-properties fo:color="#ff3333" loext:opacity="100%" style:font-name="Libre Franklin SemiBold" fo:font-size="11pt" fo:font-weight="normal" officeooo:rsid="002badf7" style:font-size-asian="11pt" style:font-weight-asian="normal" style:font-size-complex="11pt" style:font-weight-complex="normal"/>
    </style:style>
    <style:style style:name="T7" style:family="text">
      <style:text-properties fo:color="#ff3333" loext:opacity="100%" style:font-name="Libre Franklin SemiBold" fo:font-size="11pt" fo:font-weight="normal" officeooo:rsid="003802c1" style:font-size-asian="11pt" style:font-weight-asian="normal" style:font-size-complex="11pt" style:font-weight-complex="normal"/>
    </style:style>
    <style:style style:name="T8" style:family="text">
      <style:text-properties fo:color="#ff3333" loext:opacity="100%" officeooo:rsid="003802c1"/>
    </style:style>
    <style:style style:name="T9" style:family="text">
      <style:text-properties fo:color="#ff3333" loext:opacity="100%" style:font-name="Libre Franklin Medium" fo:font-size="11pt" fo:font-weight="normal" officeooo:rsid="003802c1" style:font-size-asian="11pt" style:font-weight-asian="normal" style:font-size-complex="11pt" style:font-weight-complex="normal"/>
    </style:style>
    <style:style style:name="T10" style:family="text">
      <style:text-properties fo:color="#ff3333" loext:opacity="100%" style:font-name="Libre Franklin Medium" fo:font-size="11pt" fo:font-weight="normal" officeooo:rsid="000f5761" style:font-size-asian="11pt" style:font-weight-asian="normal" style:font-size-complex="11pt" style:font-weight-complex="normal"/>
    </style:style>
    <style:style style:name="T11" style:family="text">
      <style:text-properties fo:color="#ff3333" loext:opacity="100%" style:font-name="Libre Franklin Medium" fo:font-size="10pt" fo:font-weight="normal" officeooo:rsid="003802c1" style:font-size-asian="10pt" style:font-weight-asian="normal" style:font-size-complex="10pt" style:font-weight-complex="normal"/>
    </style:style>
    <style:style style:name="T12" style:family="text">
      <style:text-properties fo:color="#ff3333" loext:opacity="100%" style:font-name="Libre Franklin Medium" fo:font-size="10pt" fo:font-weight="normal" officeooo:rsid="000f5761" style:font-size-asian="10pt" style:font-weight-asian="normal" style:font-size-complex="10pt" style:font-weight-complex="normal"/>
    </style:style>
    <style:style style:name="T13" style:family="text">
      <style:text-properties fo:color="#ff3333" loext:opacity="100%" fo:font-size="11pt" fo:font-weight="normal" officeooo:rsid="000f5761" style:font-size-asian="11pt" style:font-weight-asian="normal" style:font-size-complex="11pt" style:font-weight-complex="normal"/>
    </style:style>
    <style:style style:name="T14" style:family="text">
      <style:text-properties fo:color="#ff3333" loext:opacity="100%" fo:font-size="11pt" fo:font-weight="normal" officeooo:rsid="00319081" style:font-size-asian="11pt" style:font-weight-asian="normal" style:font-size-complex="11pt" style:font-weight-complex="normal"/>
    </style:style>
    <style:style style:name="T15" style:family="text">
      <style:text-properties fo:color="#ff3333" loext:opacity="100%" fo:font-size="11pt" fo:font-weight="normal" officeooo:rsid="003802c1" style:font-size-asian="11pt" style:font-weight-asian="normal" style:font-size-complex="11pt" style:font-weight-complex="normal"/>
    </style:style>
    <style:style style:name="T16" style:family="text">
      <style:text-properties fo:color="#ff3333" loext:opacity="100%" fo:font-size="11pt" fo:font-weight="normal" officeooo:rsid="00162030" style:font-size-asian="11pt" style:font-weight-asian="normal" style:font-size-complex="11pt" style:font-weight-complex="normal"/>
    </style:style>
    <style:style style:name="T17" style:family="text">
      <style:text-properties fo:color="#ff3333" loext:opacity="100%" fo:font-size="11pt" fo:font-weight="normal" officeooo:rsid="002badf7" style:font-size-asian="11pt" style:font-weight-asian="normal" style:font-size-complex="11pt" style:font-weight-complex="normal"/>
    </style:style>
    <style:style style:name="T18" style:family="text">
      <style:text-properties fo:color="#ff3333" loext:opacity="100%" fo:font-size="10pt" fo:font-weight="normal" officeooo:rsid="003802c1" style:font-size-asian="10pt" style:font-weight-asian="normal" style:font-size-complex="10pt" style:font-weight-complex="normal"/>
    </style:style>
    <style:style style:name="T19" style:family="text">
      <style:text-properties fo:color="#ff3333" loext:opacity="100%" fo:font-size="10pt" fo:font-weight="normal" officeooo:rsid="000f5761" style:font-size-asian="10pt" style:font-weight-asian="normal" style:font-size-complex="10pt" style:font-weight-complex="normal"/>
    </style:style>
    <style:style style:name="T20" style:family="text">
      <style:text-properties fo:color="#ff3333" loext:opacity="100%" fo:font-weight="normal" officeooo:rsid="000f5761" style:font-weight-asian="normal" style:font-weight-complex="normal"/>
    </style:style>
    <style:style style:name="T21" style:family="text">
      <style:text-properties fo:color="#ff3333" loext:opacity="100%" fo:font-weight="normal" officeooo:rsid="003802c1" style:font-weight-asian="normal" style:font-weight-complex="normal"/>
    </style:style>
    <style:style style:name="T22" style:family="text">
      <style:text-properties fo:color="#ff3333" loext:opacity="100%" fo:font-weight="normal" officeooo:rsid="00319081" style:font-weight-asian="normal" style:font-weight-complex="normal"/>
    </style:style>
    <style:style style:name="T23" style:family="text">
      <style:text-properties fo:color="#ff3333" loext:opacity="100%" fo:font-weight="normal" officeooo:rsid="00162030" style:font-weight-asian="normal" style:font-weight-complex="normal"/>
    </style:style>
    <style:style style:name="T24" style:family="text">
      <style:text-properties fo:color="#ff3333" loext:opacity="100%" fo:font-weight="normal" officeooo:rsid="002badf7" style:font-weight-asian="normal" style:font-weight-complex="normal"/>
    </style:style>
    <style:style style:name="T25" style:family="text">
      <style:text-properties style:use-window-font-color="true" loext:opacity="0%" officeooo:rsid="003106c8"/>
    </style:style>
    <style:style style:name="T26" style:family="text">
      <style:text-properties style:use-window-font-color="true" loext:opacity="0%" style:font-name="Libre Franklin SemiBold" fo:font-size="12pt" fo:font-weight="normal" officeooo:rsid="000f5761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Libre Franklin SemiBold" fo:font-size="12pt" fo:font-weight="normal" officeooo:rsid="0017eff5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officeooo:rsid="000f5761" style:font-weight-asian="normal" style:font-weight-complex="normal"/>
    </style:style>
    <style:style style:name="T29" style:family="text">
      <style:text-properties style:use-window-font-color="true" loext:opacity="0%" fo:font-size="12pt" fo:font-weight="normal" officeooo:rsid="000f5761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fo:font-size="12pt" fo:font-weight="normal" officeooo:rsid="0017eff5" style:font-size-asian="12pt" style:font-weight-asian="normal" style:font-size-complex="12pt" style:font-weight-complex="normal"/>
    </style:style>
    <style:style style:name="T31" style:family="text">
      <style:text-properties officeooo:rsid="003106c8"/>
    </style:style>
    <style:style style:name="T32" style:family="text">
      <style:text-properties fo:color="#808080" loext:opacity="100%" officeooo:rsid="001479e5"/>
    </style:style>
    <style:style style:name="T33" style:family="text">
      <style:text-properties fo:color="#808080" loext:opacity="100%" style:font-name="Libre Franklin SemiBold" fo:font-size="12pt" fo:font-weight="normal" officeooo:rsid="0017eff5" style:font-size-asian="12pt" style:font-weight-asian="normal" style:font-size-complex="12pt" style:font-weight-complex="normal"/>
    </style:style>
    <style:style style:name="T34" style:family="text">
      <style:text-properties fo:color="#808080" loext:opacity="100%" style:font-name="Libre Franklin SemiBold" fo:font-size="12pt" fo:font-weight="normal" officeooo:rsid="000f5761" style:font-size-asian="12pt" style:font-weight-asian="normal" style:font-size-complex="12pt" style:font-weight-complex="normal"/>
    </style:style>
    <style:style style:name="T35" style:family="text">
      <style:text-properties fo:color="#808080" loext:opacity="100%" style:font-name="Libre Franklin Medium" officeooo:rsid="001479e5"/>
    </style:style>
    <style:style style:name="T36" style:family="text">
      <style:text-properties fo:color="#808080" loext:opacity="100%" fo:font-size="12pt" fo:font-weight="normal" officeooo:rsid="0017eff5" style:font-size-asian="12pt" style:font-weight-asian="normal" style:font-size-complex="12pt" style:font-weight-complex="normal"/>
    </style:style>
    <style:style style:name="T37" style:family="text">
      <style:text-properties fo:color="#808080" loext:opacity="100%" fo:font-size="12pt" fo:font-weight="normal" officeooo:rsid="000f5761" style:font-size-asian="12pt" style:font-weight-asian="normal" style:font-size-complex="12pt" style:font-weight-complex="normal"/>
    </style:style>
    <style:style style:name="T38" style:family="text">
      <style:text-properties officeooo:rsid="000f5761"/>
    </style:style>
    <style:style style:name="T39" style:family="text">
      <style:text-properties fo:font-size="16pt" officeooo:rsid="003106c8" style:font-size-asian="16pt" style:font-size-complex="16pt"/>
    </style:style>
    <style:style style:name="T40" style:family="text">
      <style:text-properties fo:font-size="16pt" officeooo:rsid="00319081" style:font-size-asian="16pt" style:font-size-complex="16pt"/>
    </style:style>
    <style:style style:name="T41" style:family="text">
      <style:text-properties fo:font-variant="normal" fo:text-transform="none" style:use-window-font-color="true" loext:opacity="0%" fo:letter-spacing="normal" fo:font-style="normal"/>
    </style:style>
    <style:style style:name="T42" style:family="text">
      <style:text-properties fo:font-variant="normal" fo:text-transform="none" style:use-window-font-color="true" loext:opacity="0%" fo:letter-spacing="normal" fo:font-style="normal" officeooo:rsid="003431ff"/>
    </style:style>
    <style:style style:name="T43" style:family="text">
      <style:text-properties fo:font-variant="normal" fo:text-transform="none" style:use-window-font-color="true" loext:opacity="0%" style:font-name="Libre Franklin SemiBold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323d73" style:font-size-asian="12pt" style:font-size-complex="12pt"/>
    </style:style>
    <style:style style:name="T45" style:family="text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0f5761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17eff5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3431ff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41246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style:use-window-font-color="true" loext:opacity="0%" fo:font-size="12pt" fo:letter-spacing="normal" fo:font-style="normal" fo:font-weight="normal" officeooo:rsid="00323d73" style:font-size-asian="12pt" style:font-size-complex="12pt"/>
    </style:style>
    <style:style style:name="T51" style:family="text">
      <style:text-properties fo:font-variant="normal" fo:text-transform="none" style:use-window-font-color="true" loext:opacity="0%" fo:font-size="12pt" fo:letter-spacing="normal" fo:font-style="normal" fo:font-weight="normal" officeooo:rsid="003431ff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use-window-font-color="true" loext:opacity="0%" fo:font-size="12pt" fo:letter-spacing="normal" fo:font-style="normal" fo:font-weight="normal" officeooo:rsid="000f5761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use-window-font-color="true" loext:opacity="0%" fo:font-size="12pt" fo:letter-spacing="normal" fo:font-style="normal" fo:font-weight="normal" officeooo:rsid="0017eff5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style:use-window-font-color="true" loext:opacity="0%" fo:font-size="12pt" fo:letter-spacing="normal" fo:font-style="normal" fo:font-weight="normal" officeooo:rsid="0041246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letter-spacing="normal" fo:font-style="normal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letter-spacing="normal" fo:font-style="normal" fo:font-weight="normal" officeooo:rsid="00323d73"/>
    </style:style>
    <style:style style:name="T58" style:family="text">
      <style:text-properties fo:font-variant="normal" fo:text-transform="none" fo:letter-spacing="normal" fo:font-style="normal" fo:font-weight="normal" officeooo:rsid="000f5761" style:font-weight-asian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3431ff" style:font-weight-asian="normal" style:font-weight-complex="normal"/>
    </style:style>
    <style:style style:name="T60" style:family="text">
      <style:text-properties fo:font-variant="normal" fo:text-transform="none" fo:color="#ff0000" loext:opacity="100%" style:font-name="Libre Franklin SemiBold" fo:font-size="11pt" fo:letter-spacing="normal" fo:font-style="normal" fo:font-weight="normal" style:font-size-asian="11pt" style:font-size-complex="11pt"/>
    </style:style>
    <style:style style:name="T61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508f5" style:font-size-asian="11pt" style:font-size-complex="11pt"/>
    </style:style>
    <style:style style:name="T62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23d73" style:font-size-asian="11pt" style:font-size-complex="11pt"/>
    </style:style>
    <style:style style:name="T63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83d78" style:font-size-asian="11pt" style:font-size-complex="11pt"/>
    </style:style>
    <style:style style:name="T64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894fe" style:font-size-asian="11pt" style:font-size-complex="11pt"/>
    </style:style>
    <style:style style:name="T65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ac07d" style:font-size-asian="11pt" style:font-size-complex="11pt"/>
    </style:style>
    <style:style style:name="T66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b10e7" style:font-size-asian="11pt" style:font-size-complex="11pt"/>
    </style:style>
    <style:style style:name="T67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23d73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ff0000" loext:opacity="100%" style:font-name="Libre Franklin SemiBold" fo:font-size="11pt" fo:letter-spacing="normal" fo:font-style="normal" fo:font-weight="normal" officeooo:rsid="00383d78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ff0000" loext:opacity="100%" fo:font-size="11pt" fo:letter-spacing="normal" fo:font-style="normal" fo:font-weight="normal" style:font-size-asian="11pt" style:font-size-complex="11pt"/>
    </style:style>
    <style:style style:name="T70" style:family="text">
      <style:text-properties fo:font-variant="normal" fo:text-transform="none" fo:color="#ff0000" loext:opacity="100%" fo:font-size="11pt" fo:letter-spacing="normal" fo:font-style="normal" fo:font-weight="normal" officeooo:rsid="00383d78" style:font-size-asian="11pt" style:font-size-complex="11pt"/>
    </style:style>
    <style:style style:name="T71" style:family="text">
      <style:text-properties fo:font-variant="normal" fo:text-transform="none" fo:color="#ff0000" loext:opacity="100%" fo:font-size="11pt" fo:letter-spacing="normal" fo:font-style="normal" fo:font-weight="normal" officeooo:rsid="003508f5" style:font-size-asian="11pt" style:font-size-complex="11pt"/>
    </style:style>
    <style:style style:name="T72" style:family="text">
      <style:text-properties fo:font-variant="normal" fo:text-transform="none" fo:color="#ff0000" loext:opacity="100%" fo:font-size="11pt" fo:letter-spacing="normal" fo:font-style="normal" fo:font-weight="normal" officeooo:rsid="00323d73" style:font-size-asian="11pt" style:font-size-complex="11pt"/>
    </style:style>
    <style:style style:name="T73" style:family="text">
      <style:text-properties fo:font-variant="normal" fo:text-transform="none" fo:color="#ff0000" loext:opacity="100%" fo:font-size="11pt" fo:letter-spacing="normal" fo:font-style="normal" fo:font-weight="normal" officeooo:rsid="003ac07d" style:font-size-asian="11pt" style:font-size-complex="11pt"/>
    </style:style>
    <style:style style:name="T74" style:family="text">
      <style:text-properties fo:font-variant="normal" fo:text-transform="none" fo:color="#ff0000" loext:opacity="100%" fo:font-size="11pt" fo:letter-spacing="normal" fo:font-style="normal" fo:font-weight="normal" officeooo:rsid="003894fe" style:font-size-asian="11pt" style:font-size-complex="11pt"/>
    </style:style>
    <style:style style:name="T75" style:family="text">
      <style:text-properties fo:font-variant="normal" fo:text-transform="none" fo:color="#ff0000" loext:opacity="100%" fo:font-size="11pt" fo:letter-spacing="normal" fo:font-style="normal" fo:font-weight="normal" officeooo:rsid="003b10e7" style:font-size-asian="11pt" style:font-size-complex="11pt"/>
    </style:style>
    <style:style style:name="T76" style:family="text">
      <style:text-properties fo:font-variant="normal" fo:text-transform="none" fo:color="#ff0000" loext:opacity="100%" fo:font-size="11pt" fo:letter-spacing="normal" fo:font-style="normal" fo:font-weight="normal" officeooo:rsid="00383d78" style:font-size-asian="11pt" style:font-weight-asian="normal" style:font-size-complex="11pt" style:font-weight-complex="normal"/>
    </style:style>
    <style:style style:name="T77" style:family="text">
      <style:text-properties fo:font-variant="normal" fo:text-transform="none" fo:color="#ff0000" loext:opacity="100%" fo:font-size="11pt" fo:letter-spacing="normal" fo:font-style="normal" fo:font-weight="normal" officeooo:rsid="00323d73" style:font-size-asian="11pt" style:font-weight-asian="normal" style:font-size-complex="11pt" style:font-weight-complex="normal"/>
    </style:style>
    <style:style style:name="T78" style:family="text">
      <style:text-properties fo:font-variant="normal" fo:text-transform="none" fo:color="#ff0000" loext:opacity="100%" fo:letter-spacing="normal" fo:font-style="normal" fo:font-weight="normal"/>
    </style:style>
    <style:style style:name="T79" style:family="text">
      <style:text-properties fo:font-variant="normal" fo:text-transform="none" fo:color="#ff0000" loext:opacity="100%" fo:letter-spacing="normal" fo:font-style="normal" fo:font-weight="normal" officeooo:rsid="00383d78" style:font-weight-asian="normal" style:font-weight-complex="normal"/>
    </style:style>
    <style:style style:name="T80" style:family="text">
      <style:text-properties fo:font-variant="normal" fo:text-transform="none" fo:color="#ff0000" loext:opacity="100%" fo:letter-spacing="normal" fo:font-style="normal" fo:font-weight="normal" officeooo:rsid="00323d73" style:font-weight-asian="normal" style:font-weight-complex="normal"/>
    </style:style>
    <style:style style:name="T81" style:family="text">
      <style:text-properties fo:font-variant="normal" fo:text-transform="none" fo:color="#ff0000" loext:opacity="100%" fo:letter-spacing="normal" fo:font-style="normal" fo:font-weight="normal" officeooo:rsid="00383d78"/>
    </style:style>
    <style:style style:name="T82" style:family="text">
      <style:text-properties fo:font-variant="normal" fo:text-transform="none" fo:color="#ff0000" loext:opacity="100%" fo:letter-spacing="normal" fo:font-style="normal" fo:font-weight="normal" officeooo:rsid="003508f5"/>
    </style:style>
    <style:style style:name="T83" style:family="text">
      <style:text-properties fo:font-variant="normal" fo:text-transform="none" fo:color="#ff0000" loext:opacity="100%" fo:letter-spacing="normal" fo:font-style="normal" fo:font-weight="normal" officeooo:rsid="00323d73"/>
    </style:style>
    <style:style style:name="T84" style:family="text">
      <style:text-properties fo:font-variant="normal" fo:text-transform="none" fo:color="#ff0000" loext:opacity="100%" fo:letter-spacing="normal" fo:font-style="normal" fo:font-weight="normal" officeooo:rsid="003ac07d"/>
    </style:style>
    <style:style style:name="T85" style:family="text">
      <style:text-properties fo:font-variant="normal" fo:text-transform="none" fo:color="#ff0000" loext:opacity="100%" fo:letter-spacing="normal" fo:font-style="normal" fo:font-weight="normal" officeooo:rsid="003894fe"/>
    </style:style>
    <style:style style:name="T86" style:family="text">
      <style:text-properties fo:font-variant="normal" fo:text-transform="none" fo:color="#ff0000" loext:opacity="100%" fo:letter-spacing="normal" fo:font-style="normal" fo:font-weight="normal" officeooo:rsid="003b10e7"/>
    </style:style>
    <style:style style:name="T87" style:family="text">
      <style:text-properties officeooo:rsid="000f5761" style:font-weight-asian="normal" style:font-weight-complex="normal"/>
    </style:style>
    <style:style style:name="T88" style:family="text">
      <style:text-properties officeooo:rsid="0017eff5" style:font-weight-asian="normal" style:font-weight-complex="normal"/>
    </style:style>
    <style:style style:name="T89" style:family="text">
      <style:text-properties officeooo:rsid="001b6d1c" style:font-weight-asian="normal" style:font-weight-complex="normal"/>
    </style:style>
    <style:style style:name="T90" style:family="text">
      <style:text-properties style:font-name="Libre Franklin SemiBold" fo:font-size="12pt" fo:font-weight="normal" officeooo:rsid="000f5761" style:font-size-asian="12pt" style:font-weight-asian="normal" style:font-size-complex="12pt" style:font-weight-complex="normal"/>
    </style:style>
    <style:style style:name="T91" style:family="text">
      <style:text-properties style:font-name="Libre Franklin SemiBold" fo:font-size="12pt" fo:font-weight="normal" officeooo:rsid="0017eff5" style:font-size-asian="12pt" style:font-weight-asian="normal" style:font-size-complex="12pt" style:font-weight-complex="normal"/>
    </style:style>
    <style:style style:name="T92" style:family="text">
      <style:text-properties style:font-name="Libre Franklin SemiBold" fo:font-size="12pt" fo:font-weight="normal" officeooo:rsid="003431ff" style:font-size-asian="12pt" style:font-weight-asian="normal" style:font-size-complex="12pt" style:font-weight-complex="normal"/>
    </style:style>
    <style:style style:name="T93" style:family="text">
      <style:text-properties style:font-name="Libre Franklin SemiBold" fo:font-size="11pt" fo:font-weight="normal" officeooo:rsid="000f5761" style:font-size-asian="11pt" style:font-weight-asian="normal" style:font-size-complex="11pt" style:font-weight-complex="normal"/>
    </style:style>
    <style:style style:name="T94" style:family="text">
      <style:text-properties fo:font-weight="normal" officeooo:rsid="000f5761" style:font-weight-asian="normal" style:font-weight-complex="normal"/>
    </style:style>
    <style:style style:name="T95" style:family="text">
      <style:text-properties fo:font-weight="normal" officeooo:rsid="003431ff" style:font-weight-asian="normal" style:font-weight-complex="normal"/>
    </style:style>
    <style:style style:name="T96" style:family="text">
      <style:text-properties fo:color="#ff0000" loext:opacity="100%"/>
    </style:style>
    <style:style style:name="T97" style:family="text">
      <style:text-properties fo:color="#ff0000" loext:opacity="100%" style:font-name="Libre Franklin SemiBold" fo:font-size="11pt" fo:font-weight="normal" officeooo:rsid="000f5761" style:font-size-asian="11pt" style:font-weight-asian="normal" style:font-size-complex="11pt" style:font-weight-complex="normal"/>
    </style:style>
    <style:style style:name="T98" style:family="text">
      <style:text-properties fo:color="#ff0000" loext:opacity="100%" style:font-name="Libre Franklin SemiBold" fo:font-size="11pt" fo:font-weight="normal" officeooo:rsid="00383d78" style:font-size-asian="11pt" style:font-weight-asian="normal" style:font-size-complex="11pt" style:font-weight-complex="normal"/>
    </style:style>
    <style:style style:name="T99" style:family="text">
      <style:text-properties fo:color="#ff0000" loext:opacity="100%" fo:font-size="11pt" fo:font-weight="normal" officeooo:rsid="000f5761" style:font-size-asian="11pt" style:font-weight-asian="normal" style:font-size-complex="11pt" style:font-weight-complex="normal"/>
    </style:style>
    <style:style style:name="T100" style:family="text">
      <style:text-properties fo:color="#ff0000" loext:opacity="100%" fo:font-size="11pt" fo:font-weight="normal" officeooo:rsid="00383d78" style:font-size-asian="11pt" style:font-weight-asian="normal" style:font-size-complex="11pt" style:font-weight-complex="normal"/>
    </style:style>
    <style:style style:name="T101" style:family="text">
      <style:text-properties fo:color="#ff0000" loext:opacity="100%" fo:font-weight="normal" officeooo:rsid="000f5761" style:font-weight-asian="normal" style:font-weight-complex="normal"/>
    </style:style>
    <style:style style:name="T102" style:family="text">
      <style:text-properties fo:color="#ff0000" loext:opacity="100%" fo:font-weight="normal" officeooo:rsid="00383d78" style:font-weight-asian="normal" style:font-weight-complex="normal"/>
    </style:style>
    <style:style style:name="T103" style:family="text">
      <style:text-properties fo:color="#ff0000" loext:opacity="100%" officeooo:rsid="003894fe"/>
    </style:style>
    <style:style style:name="T104" style:family="text">
      <style:text-properties officeooo:rsid="003894fe"/>
    </style:style>
    <style:style style:name="T105" style:family="text">
      <style:text-properties officeooo:rsid="003b10e7"/>
    </style:style>
    <style:style style:name="T106" style:family="text">
      <style:text-properties fo:font-size="11pt" fo:font-weight="normal" officeooo:rsid="000f5761" style:font-size-asian="11pt" style:font-weight-asian="normal" style:font-size-complex="11pt" style:font-weight-complex="normal"/>
    </style:style>
    <style:style style:name="T107" style:family="text">
      <style:text-properties fo:font-size="12pt" fo:font-weight="normal" officeooo:rsid="000f5761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17eff5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3431ff" style:font-size-asian="12pt" style:font-weight-asian="normal" style:font-size-complex="12pt" style:font-weight-complex="normal"/>
    </style:style>
    <style:style style:name="T110" style:family="text">
      <style:text-properties officeooo:rsid="0031908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1">CANTAD AL SE</text:span><text:span text:style-name="T110">Ñ</text:span><text:span text:style-name="T31">OR CANTAD</text:span></text:p>
      <text:p text:style-name="P1">Salmo 149 (148)</text:p>
      <text:p text:style-name="P24"/>
      <text:section text:style-name="Sect1" text:name="Sección1">
        <text:p text:style-name="P6"><text:span text:style-name="T20"><text:tab/><text:tab/></text:span><text:span text:style-name="T21">Do</text:span><text:span text:style-name="T20"><text:tab/><text:tab/><text:tab/><text:tab/> <text:s text:c="2"/></text:span><text:span text:style-name="T21">Fa</text:span></text:p>
        <text:p text:style-name="P25"><text:span text:style-name="T35">A.</text:span><text:span text:style-name="T32"><text:tab/><text:tab/></text:span><text:span text:style-name="T31">CANTAD AL SEÑOR CANTAD,</text:span></text:p>
        <text:p text:style-name="P7"><text:span text:style-name="T94"><text:tab/><text:tab/></text:span><text:span text:style-name="T22"> <text:s text:c="12"/></text:span><text:span text:style-name="T21">Sol</text:span><text:span text:style-name="T22"><text:tab/><text:tab/><text:tab/> <text:s text:c="3"/></text:span><text:span text:style-name="T21">Do</text:span></text:p>
        <text:p text:style-name="P27"><text:tab/><text:tab/><text:span text:style-name="T25">CANTAD AL SEÑOR CANTAD,</text:span></text:p>
        <text:p text:style-name="P6"><text:span text:style-name="T94"><text:tab/><text:tab/><text:tab/><text:tab/><text:tab/><text:tab/> <text:s text:c="2"/></text:span><text:span text:style-name="T21">Fa</text:span></text:p>
        <text:p text:style-name="P27"><text:tab/><text:tab/><text:span text:style-name="T31">CANTAD AL SEÑOR CANTAD,</text:span></text:p>
        <text:p text:style-name="P7"><text:span text:style-name="T94"><text:tab/><text:tab/></text:span><text:span text:style-name="T21">Sol</text:span><text:span text:style-name="T23"><text:tab/><text:tab/> <text:s text:c="11"/></text:span><text:span text:style-name="T21">Do</text:span></text:p>
        <text:p text:style-name="P25"><text:span text:style-name="T38"><text:tab/><text:tab/></text:span><text:span text:style-name="T31">UN NUEVO CANTAR</text:span><text:span text:style-name="T38">.</text:span></text:p>
        <text:p text:style-name="P12"><text:span text:style-name="T1"><text:tab/><text:tab/><text:tab/><text:tab/><text:tab/><text:tab/> <text:s text:c="2"/></text:span><text:span text:style-name="T8">Fa</text:span></text:p>
        <text:p text:style-name="P26"><text:span text:style-name="T32"><text:tab/><text:tab/></text:span><text:span text:style-name="T31">CANTAD AL SEÑOR CANTAD,</text:span></text:p>
        <text:p text:style-name="P8"><text:span text:style-name="T20"><text:tab/><text:tab/> <text:s text:c="12"/></text:span><text:span text:style-name="T21">Sol</text:span><text:span text:style-name="T22"><text:tab/><text:tab/><text:tab/> <text:s text:c="3"/></text:span><text:span text:style-name="T21">Do</text:span></text:p>
        <text:p text:style-name="P27"><text:tab/><text:tab/><text:span text:style-name="T25">CANTAD AL SEÑOR CANTAD,</text:span></text:p>
        <text:p text:style-name="P9"><text:span text:style-name="T24"><text:tab/><text:tab/><text:tab/><text:tab/><text:tab/><text:tab/> <text:s text:c="2"/></text:span><text:span text:style-name="T21">Fa</text:span></text:p>
        <text:p text:style-name="P27"><text:tab/><text:tab/><text:span text:style-name="T31">CANTAD AL SEÑOR CANTAD,</text:span></text:p>
        <text:p text:style-name="P9"><text:span text:style-name="T20"><text:tab/><text:tab/></text:span><text:span text:style-name="T21">Sol</text:span><text:span text:style-name="T23"><text:tab/><text:tab/> <text:s text:c="11"/></text:span><text:span text:style-name="T21">Do</text:span></text:p>
        <text:p text:style-name="P26"><text:span text:style-name="T38"><text:tab/><text:tab/></text:span><text:span text:style-name="T31">UN NUEVO CANTAR</text:span><text:span text:style-name="T38">.</text:span></text:p>
        <text:p text:style-name="P15"/>
        <text:p text:style-name="P6"><text:span text:style-name="T101"><text:tab/><text:tab/></text:span><text:span text:style-name="T102">Do</text:span></text:p>
        <text:p text:style-name="P18"><text:span text:style-name="T36">S</text:span><text:span text:style-name="T37">.</text:span><text:span text:style-name="T107"> <text:tab/><text:tab/></text:span><text:span text:style-name="T50">A</text:span><text:span text:style-name="T49">l</text:span><text:span text:style-name="T50">é</text:span><text:span text:style-name="T49">gre</text:span><text:span text:style-name="T50">se</text:span><text:span text:style-name="T49"> Israel por su creador,</text:span></text:p>
        <text:p text:style-name="P10"><text:span text:style-name="T78"><text:tab/><text:tab/></text:span><text:span text:style-name="T79">La</text:span><text:span text:style-name="T80">m</text:span><text:span text:style-name="T78"><text:tab/><text:tab/> <text:s text:c="10"/></text:span><text:span text:style-name="T81">Re</text:span><text:span text:style-name="T82">m</text:span></text:p>
        <text:p text:style-name="P18"><text:span text:style-name="T108"><text:tab/><text:tab/></text:span><text:span text:style-name="T49">los hijos de Sion, </text:span><text:span text:style-name="T50">exulten en</text:span><text:span text:style-name="T49"> su Rey.</text:span></text:p>
        <text:p text:style-name="P6"><text:span text:style-name="T78"><text:tab/><text:tab/></text:span><text:span text:style-name="T81">Do<text:tab/><text:tab/></text:span><text:span text:style-name="T83"><text:tab/><text:tab/> <text:s text:c="4"/></text:span><text:span text:style-name="T81">Fa</text:span></text:p>
        <text:p text:style-name="P2"><text:span text:style-name="T94"><text:tab/><text:tab/></text:span><text:span text:style-name="T56">Alab</text:span><text:span text:style-name="T57">en </text:span><text:span text:style-name="T56">su nombre con danzas,</text:span></text:p>
        <text:p text:style-name="P6"><text:span text:style-name="T78"><text:tab/><text:tab/><text:tab/><text:tab/> <text:s text:c="10"/></text:span><text:span text:style-name="T84">Sol</text:span><text:span text:style-name="T83"><text:tab/><text:tab/> <text:s text:c="4"/></text:span><text:span text:style-name="T84">Do</text:span></text:p>
        <text:p text:style-name="P5"><text:span text:style-name="T87"><text:tab/><text:tab/></text:span><text:span text:style-name="T55">cantadle con tambores y cítaras</text:span><text:span text:style-name="T88">.</text:span></text:p>
        <text:p text:style-name="P15"/>
        <text:p text:style-name="P13"><text:span text:style-name="T1"><text:tab/><text:tab/></text:span><text:span text:style-name="T8">Do</text:span><text:span text:style-name="T1"><text:tab/><text:tab/><text:tab/><text:tab/> <text:s text:c="2"/></text:span><text:span text:style-name="T8">Fa</text:span></text:p>
        <text:p text:style-name="P28"><text:span text:style-name="T35">A.<text:tab/></text:span><text:span text:style-name="T32"><text:tab/></text:span><text:span text:style-name="T31">CANTAD AL SEÑOR CANTAD...</text:span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22"><text:tab/><text:tab/><text:span text:style-name="T104">Do</text:span></text:p>
        <text:p text:style-name="P17"><text:span text:style-name="T36">S</text:span><text:span text:style-name="T37">.</text:span><text:span text:style-name="T107"> <text:tab/><text:tab/></text:span><text:span text:style-name="T51">P</text:span><text:span text:style-name="T52">orque el Señor ama a su pueblo</text:span></text:p>
        <text:p text:style-name="P9"><text:span text:style-name="T78"><text:tab/><text:tab/></text:span><text:span text:style-name="T85">Lam</text:span><text:span text:style-name="T78"><text:tab/><text:tab/><text:tab/> <text:s text:c="9"/></text:span><text:span text:style-name="T85">Re</text:span><text:span text:style-name="T83">m</text:span></text:p>
        <text:p text:style-name="P17"><text:span text:style-name="T108"><text:tab/><text:tab/></text:span><text:span text:style-name="T53">adorna con la victoria a los humildes.</text:span></text:p>
        <text:p text:style-name="P9"><text:span text:style-name="T78"><text:tab/><text:tab/></text:span><text:span text:style-name="T85">Do</text:span><text:span text:style-name="T83"><text:tab/><text:tab/><text:tab/> <text:s text:c="14"/></text:span><text:span text:style-name="T85">Fa</text:span></text:p>
        <text:p text:style-name="P3"><text:span text:style-name="T94"><text:tab/><text:tab/></text:span><text:span text:style-name="T59">L</text:span><text:span text:style-name="T58">os fieles festejen su gloria</text:span></text:p>
        <text:p text:style-name="P9"><text:span text:style-name="T78"><text:tab/><text:tab/><text:tab/> <text:tab/> <text:s text:c="5"/></text:span><text:span text:style-name="T85">Sol</text:span><text:span text:style-name="T83"><text:tab/><text:tab/> <text:s text:c="3"/></text:span><text:span text:style-name="T85">Do</text:span></text:p>
        <text:p text:style-name="P20"><text:span text:style-name="T28"><text:tab/><text:tab/></text:span><text:span text:style-name="T41">cant</text:span><text:span text:style-name="T42">adle</text:span><text:span text:style-name="T41"> jubilosos en filas</text:span><text:span text:style-name="T89">.</text:span></text:p>
        <text:p text:style-name="P16"/>
        <text:p text:style-name="P13"><text:span text:style-name="T1"><text:tab/><text:tab/></text:span><text:span text:style-name="T8">Do</text:span><text:span text:style-name="T1"><text:tab/><text:tab/><text:tab/><text:tab/> <text:s text:c="2"/></text:span><text:span text:style-name="T8">Fa</text:span></text:p>
        <text:p text:style-name="P29"><text:span text:style-name="T32">A.<text:tab/><text:tab/></text:span><text:span text:style-name="T31">CANTAD AL SEÑOR CANTAD…</text:span></text:p>
        <text:p text:style-name="P16"/>
        <text:p text:style-name="P23"><text:tab/><text:tab/><text:span text:style-name="T104">Do</text:span></text:p>
        <text:p text:style-name="P19"><text:span text:style-name="T36">S</text:span><text:span text:style-name="T37">.</text:span><text:span text:style-name="T107"> <text:tab/><text:tab/></text:span><text:span text:style-name="T109">C</text:span><text:span text:style-name="T52">on vítores a Dios en la boca</text:span></text:p>
        <text:p text:style-name="P11"><text:span text:style-name="T78"><text:tab/><text:tab/></text:span><text:span text:style-name="T85">Lam</text:span><text:span text:style-name="T78"><text:tab/><text:tab/><text:tab/> <text:s text:c="6"/></text:span><text:span text:style-name="T85">Re</text:span><text:span text:style-name="T83">m</text:span></text:p>
        <text:p text:style-name="P19"><text:span text:style-name="T108"><text:tab/><text:tab/></text:span><text:span text:style-name="T109">y </text:span><text:span text:style-name="T53">espadas de dos filos en las manos</text:span><text:span text:style-name="T49">.</text:span></text:p>
        <text:p text:style-name="P11"><text:span text:style-name="T78"><text:tab/><text:tab/></text:span><text:span text:style-name="T85">Do</text:span><text:span text:style-name="T83"><text:tab/><text:tab/><text:tab/><text:tab/> <text:s text:c="12"/></text:span><text:span text:style-name="T85">Fa</text:span></text:p>
        <text:p text:style-name="P19"><text:span text:style-name="T29"><text:tab/><text:tab/></text:span><text:span text:style-name="T51">T</text:span><text:span text:style-name="T52">omar</text:span><text:span text:style-name="T51">an</text:span><text:span text:style-name="T52"> venganza de los pueblos</text:span></text:p>
        <text:p text:style-name="P11"><text:span text:style-name="T78"><text:tab/><text:tab/><text:tab/> <text:s text:c="6"/></text:span><text:span text:style-name="T85">Sol</text:span><text:span text:style-name="T83"><text:tab/><text:tab/><text:tab/> <text:s text:c="9"/></text:span><text:span text:style-name="T85">Do</text:span></text:p>
        <text:p text:style-name="P19"><text:span text:style-name="T29"><text:tab/><text:tab/></text:span><text:span text:style-name="T54">darán</text:span><text:span text:style-name="T52"> castigo a las naciones</text:span><text:span text:style-name="T30">.</text:span></text:p>
        <text:p text:style-name="P16"/>
        <text:p text:style-name="P14"><text:span text:style-name="T2"><text:tab/><text:tab/></text:span><text:span text:style-name="T8">Do</text:span><text:span text:style-name="T2"><text:tab/><text:tab/><text:tab/><text:tab/> <text:s text:c="2"/></text:span><text:span text:style-name="T8">Fa</text:span></text:p>
        <text:p text:style-name="P29"><text:span text:style-name="T35">A.</text:span><text:span text:style-name="T32"><text:tab/><text:tab/></text:span><text:span text:style-name="T31">CANTAD AL SEÑOR CANTAD...</text:span></text:p>
        <text:p text:style-name="P16"/>
        <text:p text:style-name="P23"><text:tab/><text:tab/><text:span text:style-name="T105">Do</text:span></text:p>
        <text:p text:style-name="P19"><text:span text:style-name="T36">S</text:span><text:span text:style-name="T37">.</text:span><text:span text:style-name="T107"> <text:tab/><text:tab/></text:span><text:span text:style-name="T51">S</text:span><text:span text:style-name="T52">ujetando a los reyes con argollas,</text:span></text:p>
        <text:p text:style-name="P11"><text:span text:style-name="T78"><text:tab/><text:tab/></text:span><text:span text:style-name="T86">Lam</text:span><text:span text:style-name="T78"><text:tab/><text:tab/> <text:s text:c="6"/></text:span><text:span text:style-name="T86">Re</text:span><text:span text:style-name="T83">m</text:span></text:p>
        <text:p text:style-name="P19"><text:span text:style-name="T108"><text:tab/><text:tab/></text:span><text:span text:style-name="T53">a los nobles con esposas de hierro.</text:span></text:p>
        <text:p text:style-name="P11"><text:span text:style-name="T78"><text:tab/><text:tab/></text:span><text:span text:style-name="T86">Do</text:span><text:span text:style-name="T83"><text:tab/><text:tab/><text:tab/><text:tab/> <text:s text:c="3"/></text:span><text:span text:style-name="T86">Fa</text:span></text:p>
        <text:p text:style-name="P4"><text:span text:style-name="T94"><text:tab/><text:tab/></text:span><text:span text:style-name="T95">E</text:span><text:span text:style-name="T58">jecutar la sentencia dictada</text:span><text:span text:style-name="T56">,</text:span></text:p>
        <text:p text:style-name="P11"><text:span text:style-name="T78"><text:tab/><text:tab/><text:tab/> <text:s text:c="4"/></text:span><text:span text:style-name="T86">Sol</text:span><text:span text:style-name="T83"><text:tab/><text:tab/><text:tab/> <text:s text:c="6"/></text:span><text:span text:style-name="T86">Do</text:span></text:p>
        <text:p text:style-name="P19"><text:span text:style-name="T29"><text:tab/><text:tab/></text:span><text:span text:style-name="T53">es un honor para sus fieles.</text:span></text:p>
        <text:p text:style-name="P16"/>
        <text:p text:style-name="P14"><text:span text:style-name="T2"><text:tab/><text:tab/></text:span><text:span text:style-name="T8">Do</text:span><text:span text:style-name="T2"><text:tab/><text:tab/><text:tab/><text:tab/> <text:s text:c="2"/></text:span><text:span text:style-name="T8">Fa</text:span></text:p>
        <text:p text:style-name="P29"><text:span text:style-name="T35">A.<text:tab/></text:span><text:span text:style-name="T32"><text:tab/></text:span><text:span text:style-name="T31">CANTAD AL SEÑOR CANTAD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2T02:35:36.906508657</meta:creation-date>
    <dc:date>2021-11-29T22:58:20.054413629</dc:date>
    <meta:editing-duration>PT2H59M53S</meta:editing-duration>
    <meta:editing-cycles>39</meta:editing-cycles>
    <meta:generator>LibreOffice/7.1.7.2$Linux_X86_64 LibreOffice_project/10$Build-2</meta:generator>
    <meta:document-statistic meta:table-count="0" meta:image-count="0" meta:object-count="0" meta:page-count="1" meta:paragraph-count="58" meta:word-count="205" meta:character-count="1353" meta:non-whitespace-character-count="827"/>
  </office:meta>
</office:document-meta>
</file>